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width="0.05cm" svg:stroke-color="#00ae00" draw:marker-start-width="0.28cm" draw:marker-end-width="0.28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00ff00" draw:opacity="85%" draw:textarea-horizontal-align="justify" draw:textarea-vertical-align="middle" draw:auto-grow-height="false" draw:shadow-opacity="85%"/>
    </style:style>
    <style:style style:name="gr3" style:family="graphic" style:parent-style-name="standard">
      <style:graphic-properties svg:stroke-width="0.05cm" draw:marker-start-width="0.28cm" draw:marker-end-width="0.28cm" draw:fill-color="#d2f3a6"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draw:marker-start-width="0.28cm" draw:marker-end-width="0.28cm" draw:fill="solid" draw:fill-color="#fcdddd"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draw:marker-start-width="0.28cm" draw:marker-end-width="0.28cm" draw:fill="solid" draw:fill-color="#a2d5fd"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aecf00" draw:opacity-name="Transparency_20_2" draw:textarea-vertical-align="middle" draw:auto-grow-height="false" fo:min-height="0.749cm" fo:min-width="0.499cm"/>
    </style:style>
    <style:style style:name="gr8" style:family="graphic" style:parent-style-name="standard">
      <style:graphic-properties svg:stroke-width="0.03cm" draw:marker-start-width="0.25cm" draw:marker-end-width="0.25cm" draw:fill="solid" draw:fill-color="#a1fafa" draw:textarea-horizontal-align="justify" draw:textarea-vertical-align="middle" draw:auto-grow-height="false" fo:padding-top="0.14cm" fo:padding-bottom="0.14cm" fo:padding-left="0.265cm" fo:padding-right="0.265cm"/>
    </style:style>
    <style:style style:name="gr9" style:family="graphic" style:parent-style-name="standard">
      <style:graphic-properties svg:stroke-width="0.05cm" draw:marker-start-width="0.28cm" draw:marker-end-width="0.28cm" draw:fill="none" draw:textarea-vertical-align="middle" draw:auto-grow-height="false" fo:min-height="0.749cm" fo:min-width="0.499cm" fo:padding-top="0.15cm" fo:padding-bottom="0.15cm" fo:padding-left="0.275cm" fo:padding-right="0.275cm"/>
    </style:style>
    <style:style style:name="gr10"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12" style:family="graphic" style:parent-style-name="objectwithoutfill">
      <style:graphic-properties svg:stroke-width="0.05cm" svg:stroke-color="#0047ff" draw:marker-start-width="0.28cm" draw:marker-end-width="0.28cm" draw:fill="none" draw:textarea-vertical-align="middle" fo:padding-top="0.15cm" fo:padding-bottom="0.15cm" fo:padding-left="0.275cm" fo:padding-right="0.275cm"/>
    </style:style>
    <style:style style:name="gr13" style:family="graphic" style:parent-style-name="objectwithoutfill">
      <style:graphic-properties svg:stroke-width="0.05cm" svg:stroke-color="#666666" draw:marker-start-width="0.28cm" draw:marker-end="Arrow_20_concave" draw:marker-end-width="0.38cm" draw:fill="none" draw:textarea-vertical-align="middle" fo:padding-top="0.15cm" fo:padding-bottom="0.15cm" fo:padding-left="0.275cm" fo:padding-right="0.275cm"/>
    </style:style>
    <style:style style:name="gr14" style:family="graphic" style:parent-style-name="standard">
      <style:graphic-properties svg:stroke-width="0.03cm" draw:marker-start-width="0.25cm" draw:marker-end-width="0.25cm" draw:fill="gradient" draw:fill-color="#23b8dc" draw:fill-gradient-name="Gradient_20_7" draw:textarea-horizontal-align="justify" draw:textarea-vertical-align="middle" draw:auto-grow-height="false" fo:padding-top="0.14cm" fo:padding-bottom="0.14cm" fo:padding-left="0.265cm" fo:padding-right="0.26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gradient" draw:fill-color="#e6e6e6" draw:fill-gradient-name="Gradient_20_1" draw:opacity="95%" draw:textarea-horizontal-align="justify" draw:textarea-vertical-align="middle" draw:auto-grow-height="false" fo:min-height="0cm" fo:min-width="0cm" fo:wrap-option="no-wrap" draw:shadow-opacity="95%"/>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svg:stroke-width="0.03cm" draw:marker-start-width="0.25cm" draw:marker-end-width="0.25cm" draw:fill="solid" draw:fill-color="#e6e6e6" draw:opacity="95%" draw:textarea-horizontal-align="justify" draw:textarea-vertical-align="middle" draw:auto-grow-height="false" fo:min-height="0cm" fo:min-width="0cm" fo:padding-top="0.14cm" fo:padding-bottom="0.14cm" fo:padding-left="0.265cm" fo:padding-right="0.265cm" fo:wrap-option="no-wrap" draw:shadow-opacity="95%"/>
    </style:style>
    <style:style style:name="gr19" style:family="graphic" style:parent-style-name="standard">
      <style:graphic-properties svg:stroke-width="0.03cm" draw:marker-start-width="0.25cm" draw:marker-end-width="0.25cm" draw:fill-color="#a1fafa" draw:textarea-horizontal-align="justify" draw:textarea-vertical-align="middle" draw:auto-grow-height="false" fo:padding-top="0.14cm" fo:padding-bottom="0.14cm" fo:padding-left="0.265cm" fo:padding-right="0.265cm"/>
    </style:style>
    <style:style style:name="gr20" style:family="graphic" style:parent-style-name="standard">
      <style:graphic-properties draw:fill="gradient" draw:fill-color="#a1fafa" draw:fill-gradient-name="Gradient_20_9" draw:textarea-horizontal-align="justify" draw:textarea-vertical-align="middle" draw:auto-grow-height="false"/>
    </style:style>
    <style:style style:name="gr21" style:family="graphic" style:parent-style-name="standard">
      <style:graphic-properties draw:fill="solid" draw:fill-color="#ff0000" draw:opacity="20%" draw:textarea-horizontal-align="justify" draw:textarea-vertical-align="middle" draw:auto-grow-height="false" draw:shadow-opacity="20%"/>
    </style:style>
    <style:style style:name="gr22" style:family="graphic" style:parent-style-name="standard">
      <style:graphic-properties draw:stroke="none" svg:stroke-color="#000000" draw:fill="none" draw:fill-color="#ffffff" fo:min-height="0.1cm"/>
    </style:style>
    <style:style style:name="gr23" style:family="graphic" style:parent-style-name="standard">
      <style:graphic-properties svg:stroke-width="0.05cm" draw:marker-start-width="0.28cm" draw:marker-end-width="0.28cm" draw:fill="solid" draw:fill-color="#a1fafa"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微软雅黑" style:font-pitch="variable" fo:font-size="14pt" style:font-family-asian="微软雅黑" style:font-pitch-asian="variable" style:font-size-asian="14pt" style:font-size-complex="14pt"/>
    </style:style>
    <style:style style:name="P3" style:family="paragraph">
      <style:paragraph-properties fo:text-align="center"/>
      <style:text-properties fo:font-family="微软雅黑" style:font-pitch="variable" fo:font-size="12pt" style:font-family-asian="微软雅黑" style:font-pitch-asian="variable" style:font-size-asian="12pt" style:font-size-complex="12pt"/>
    </style:style>
    <style:style style:name="P4" style:family="paragraph">
      <style:text-properties fo:font-family="微软雅黑" style:font-pitch="variable" fo:font-size="12pt" style:font-family-asian="微软雅黑" style:font-pitch-asian="variable"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family="微软雅黑" style:font-pitch="variable" fo:font-size="14pt" style:font-family-asian="微软雅黑" style:font-pitch-asian="variable" style:font-size-asian="14pt" style:font-size-complex="14pt"/>
    </style:style>
    <style:style style:name="T2" style:family="text">
      <style:text-properties fo:font-family="微软雅黑" style:font-pitch="variable" fo:font-size="12pt" style:font-family-asian="微软雅黑" style:font-pitch-asian="variable" style:font-size-asian="12pt" style:font-size-complex="12pt"/>
    </style:style>
    <style:style style:name="T3" style:family="text">
      <style:text-properties fo:font-size="12pt" style:font-size-asian="12pt" style:font-size-complex="12pt"/>
    </style:style>
    <style:style style:name="T4" style:family="text">
      <style:text-properties fo:font-family="'Times New Roman'" style:font-family-generic="roman" style:font-pitch="variable" fo:font-size="10pt" style:font-family-asian="??" style:font-pitch-asian="variable" style:font-size-asian="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11.017cm" svg:height="5.6cm" svg:x="5.966cm" svg:y="11.5cm">
          <text:p/>
          <draw:enhanced-geometry svg:viewBox="0 0 21600 21600" draw:type="rectangle" draw:enhanced-path="M 0 0 L 21600 0 21600 21600 0 21600 0 0 Z N"/>
        </draw:custom-shape>
        <draw:custom-shape draw:style-name="gr1" draw:text-style-name="P1" draw:layer="layout" svg:width="11.017cm" svg:height="5.4cm" svg:x="5.966cm" svg:y="5.8cm">
          <text:p/>
          <draw:enhanced-geometry svg:viewBox="0 0 21600 21600" draw:type="rectangle" draw:enhanced-path="M 0 0 L 21600 0 21600 21600 0 21600 0 0 Z N"/>
        </draw:custom-shape>
        <draw:custom-shape draw:style-name="gr1" draw:text-style-name="P1" draw:layer="layout" svg:width="11.017cm" svg:height="5.3cm" svg:x="5.983cm" svg:y="0.2cm">
          <text:p/>
          <draw:enhanced-geometry svg:viewBox="0 0 21600 21600" draw:type="rectangle" draw:enhanced-path="M 0 0 L 21600 0 21600 21600 0 21600 0 0 Z N"/>
        </draw:custom-shape>
        <draw:custom-shape draw:style-name="gr2" draw:text-style-name="P1" xml:id="id3" draw:id="id3" draw:layer="layout" svg:width="1.7cm" svg:height="1.6cm" svg:x="11.183cm" svg:y="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4.3cm" svg:height="2cm" svg:x="0.183cm" svg:y="2cm">
          <text:p text:style-name="P1"><text:span text:style-name="T1">食源性致病菌适配</text:span></text:p>
          <text:p text:style-name="P1"><text:span text:style-name="T1">体筛选文库设计</text:span></text:p>
          <draw:enhanced-geometry svg:viewBox="0 0 21600 21600" draw:type="rectangle" draw:enhanced-path="M 0 0 L 21600 0 21600 21600 0 21600 0 0 Z N"/>
        </draw:custom-shape>
        <draw:custom-shape draw:style-name="gr4" draw:text-style-name="P2" draw:layer="layout" svg:width="4.3cm" svg:height="2cm" svg:x="0.202cm" svg:y="7.588cm">
          <text:p text:style-name="P1"><text:span text:style-name="T1">靶标</text:span><text:span text:style-name="T1">-</text:span><text:span text:style-name="T1">适配体结构</text:span></text:p>
          <text:p text:style-name="P1"><text:span text:style-name="T1">构效关系研究</text:span></text:p>
          <draw:enhanced-geometry svg:viewBox="0 0 21600 21600" draw:type="rectangle" draw:enhanced-path="M 0 0 L 21600 0 21600 21600 0 21600 0 0 Z N"/>
        </draw:custom-shape>
        <draw:custom-shape draw:style-name="gr5" draw:text-style-name="P2" draw:layer="layout" svg:width="4.3cm" svg:height="2cm" svg:x="0.283cm" svg:y="13.2cm">
          <text:p text:style-name="P1"><text:span text:style-name="T1">适配体库的评价</text:span></text:p>
          <text:p text:style-name="P1"><text:span text:style-name="T1">和应用平台建设</text:span></text:p>
          <draw:enhanced-geometry svg:viewBox="0 0 21600 21600" draw:type="rectangle" draw:enhanced-path="M 0 0 L 21600 0 21600 21600 0 21600 0 0 Z N"/>
        </draw:custom-shape>
        <draw:custom-shape draw:style-name="gr6" draw:text-style-name="P1" draw:layer="layout" svg:width="1.2cm" svg:height="2.2cm" svg:x="1.683cm" svg:y="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2cm" svg:height="0.8cm" draw:transform="rotate (-3.14159265358979) translate (5.823cm 3.4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3" draw:layer="layout" svg:width="1.9cm" svg:height="1.2cm" svg:x="6.383cm" svg:y="2.3cm">
          <text:p text:style-name="P1"><text:span text:style-name="T2">食源性</text:span></text:p>
          <text:p text:style-name="P1"><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3.3cm" svg:x="8.283cm" svg:y="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3" xml:id="id1" draw:id="id1" draw:layer="layout" svg:width="2.5cm" svg:height="1.2cm" svg:x="8.683cm" svg:y="0.8cm">
          <text:p text:style-name="P1"><text:span text:style-name="T2">全菌靶标</text:span></text:p>
          <text:p text:style-name="P1"><text:span text:style-name="T2">适配体筛选</text:span></text:p>
          <draw:enhanced-geometry svg:viewBox="0 0 21600 21600" draw:glue-points="10800 0 0 10800 10800 21600 21600 10800" draw:type="flowchart-process" draw:enhanced-path="M 0 0 L 21600 0 21600 21600 0 21600 0 0 Z N"/>
        </draw:custom-shape>
        <draw:custom-shape draw:style-name="gr8" draw:text-style-name="P3" xml:id="id2" draw:id="id2" draw:layer="layout" svg:width="3.2cm" svg:height="1.2cm" svg:x="8.683cm" svg:y="3.9cm">
          <text:p text:style-name="P1"><text:span text:style-name="T2">表面特异分子</text:span></text:p>
          <text:p text:style-name="P1"><text:span text:style-name="T2">靶标适配体筛选</text:span></text:p>
          <draw:enhanced-geometry svg:viewBox="0 0 21600 21600" draw:mirror-horizontal="false" draw:mirror-vertical="false" draw:glue-points="10800 0 0 10800 10800 21600 21600 10800" draw:type="flowchart-process" draw:enhanced-path="M 0 0 L 21600 0 21600 21600 0 21600 0 0 Z N"/>
        </draw:custom-shape>
        <draw:path draw:style-name="gr10" draw:text-style-name="P1" draw:layer="layout" svg:width="0.401cm" svg:height="0.344cm" draw:transform="skewX (0.40631264986428) rotate (1.36921079818955) translate (11.7785995117387cm 2.72700712817679cm)" svg:viewBox="0 0 402 345" svg:d="m0 5c135-28 346 69 136 160-191 82 108 185 246 180l20-13">
          <text:p/>
        </draw:path>
        <draw:path draw:style-name="gr11" draw:text-style-name="P1" draw:layer="layout" svg:width="0.401cm" svg:height="0.344cm" draw:transform="skewX (0.40631264986428) rotate (1.36921079818955) translate (11.5985995117387cm 3.08700712817679cm)" svg:viewBox="0 0 402 345" svg:d="m0 5c135-28 346 69 136 160-191 82 108 185 246 180l20-13">
          <text:p/>
        </draw:path>
        <draw:path draw:style-name="gr12" draw:text-style-name="P1" draw:layer="layout" svg:width="0.401cm" svg:height="0.344cm" draw:transform="skewX (0.40631264986428) rotate (1.36921079818955) translate (12.0785995117387cm 3.02700712817679cm)" svg:viewBox="0 0 402 345" svg:d="m0 5c135-28 346 69 136 160-191 82 108 185 246 180l20-13">
          <text:p/>
        </draw:path>
        <draw:connector draw:style-name="gr13" draw:text-style-name="P1" draw:layer="layout" draw:type="line" svg:x1="9.933cm" svg:y1="2cm" svg:x2="11.149cm" svg:y2="2.673cm" draw:start-shape="id1" draw:start-glue-point="6" svg:d="m9933 2000 1216 673" svg:viewBox="0 0 1217 674">
          <text:p/>
        </draw:connector>
        <draw:connector draw:style-name="gr13" draw:text-style-name="P1" draw:layer="layout" draw:type="line" svg:x1="10.283cm" svg:y1="3.9cm" svg:x2="11.183cm" svg:y2="2.954cm" draw:start-shape="id2" draw:end-shape="id3" draw:end-glue-point="5" svg:d="m10283 3900 900-946" svg:viewBox="0 0 901 947">
          <text:p/>
        </draw:connector>
        <draw:custom-shape draw:style-name="gr14" draw:text-style-name="P3" draw:layer="layout" svg:width="1.9cm" svg:height="2.3cm" svg:x="14.883cm" svg:y="1.9cm">
          <text:p text:style-name="P1"><text:span text:style-name="T2">食源性</text:span></text:p>
          <text:p text:style-name="P1"><text:span text:style-name="T2">致病菌</text:span></text:p>
          <text:p text:style-name="P1"><text:span text:style-name="T2">适配体库</text:span></text:p>
          <draw:enhanced-geometry svg:viewBox="0 0 88 21600" draw:mirror-horizontal="false" draw:mirror-vertical="false" draw:glue-points="44 ?f6 44 0 0 10800 44 21600 88 10800" draw:text-areas="0 ?f6 88 ?f3"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4" draw:layer="layout" svg:width="1.349cm" svg:height="0.81cm" svg:x="12.634cm" svg:y="2.09cm">
          <draw:text-box>
            <text:p><text:span text:style-name="T2">反筛</text:span></text:p>
          </draw:text-box>
        </draw:frame>
        <draw:frame draw:style-name="gr15" draw:text-style-name="P4" draw:layer="layout" svg:width="1.349cm" svg:height="0.81cm" svg:x="12.583cm" svg:y="2.79cm">
          <draw:text-box>
            <text:p><text:span text:style-name="T2">负筛</text:span></text:p>
          </draw:text-box>
        </draw:frame>
        <draw:custom-shape draw:style-name="gr6" draw:text-style-name="P1" draw:layer="layout" svg:width="0.6cm" svg:height="0.7cm" svg:x="14.183cm" svg:y="2.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1" draw:layer="layout" svg:width="1.9cm" svg:height="0.9cm" svg:x="11.283cm" svg:y="0.5cm">
          <text:p><text:span text:style-name="T3">适配体池</text:span></text:p>
          <draw:enhanced-geometry svg:viewBox="0 0 21600 21600" draw:text-areas="800 800 20800 20800" draw:type="round-rectangular-callout" draw:modifiers="5635.77064702788 43080.1331853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 draw:layer="layout" svg:width="1.8cm" svg:height="2.5cm" svg:x="12.283cm" svg:y="1.6cm">
          <text:p/>
          <draw:enhanced-geometry svg:viewBox="0 0 21600 21600" draw:mirror-vertical="false" draw:mirror-horizontal="false" draw:text-areas="0 0 21600 21600" draw:type="circular-arrow" draw:modifiers="-135.201340126355 136.204544497535 9109.79646306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3" draw:layer="layout" svg:width="2.7cm" svg:height="1.2cm" svg:x="6.283cm" svg:y="6.8cm">
          <text:p text:style-name="P1"><text:span text:style-name="T2">适配体序列</text:span></text:p>
          <text:p text:style-name="P1"><text:span text:style-name="T2">相似度分析</text:span></text:p>
          <draw:enhanced-geometry svg:viewBox="0 0 21600 21600" draw:glue-points="10800 0 0 10800 10800 21600 21600 10800" draw:type="flowchart-process" draw:enhanced-path="M 0 0 L 21600 0 21600 21600 0 21600 0 0 Z N"/>
        </draw:custom-shape>
        <draw:custom-shape draw:style-name="gr18" draw:text-style-name="P5" draw:layer="layout" svg:width="2.6cm" svg:height="2.4cm" svg:x="10.083cm" svg:y="6.1cm">
          <text:p text:style-name="P1"><text:span text:style-name="T3"><text:s/></text:span><text:span text:style-name="T3">结合位点</text:span></text:p>
          <text:p text:style-name="P1"><text:span text:style-name="T3">预测</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2.7cm" svg:height="1.2cm" svg:x="6.283cm" svg:y="9.2cm">
          <text:p text:style-name="P1"><text:span text:style-name="T2">适配体构象</text:span></text:p>
          <text:p text:style-name="P1"><text:span text:style-name="T2">能级分析</text:span></text:p>
          <draw:enhanced-geometry svg:viewBox="0 0 21600 21600" draw:glue-points="10800 0 0 10800 10800 21600 21600 10800" draw:type="flowchart-process" draw:enhanced-path="M 0 0 L 21600 0 21600 21600 0 21600 0 0 Z N"/>
        </draw:custom-shape>
        <draw:custom-shape draw:style-name="gr18" draw:text-style-name="P5" draw:layer="layout" svg:width="2.6cm" svg:height="2.5cm" svg:x="10.283cm" svg:y="8.6cm">
          <text:p text:style-name="P1"><text:span text:style-name="T3"><text:s/></text:span><text:span text:style-name="T3">结合结构域</text:span></text:p>
          <text:p text:style-name="P1"><text:span text:style-name="T3">特征分析</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 draw:layer="layout" draw:type="line" svg:x1="9.083cm" svg:y1="7.457cm" svg:x2="10.13cm" svg:y2="7.463cm" svg:d="m9083 7457 1047 6" svg:viewBox="0 0 1048 7">
          <text:p/>
        </draw:connector>
        <draw:connector draw:style-name="gr13" draw:text-style-name="P1" draw:layer="layout" draw:type="line" svg:x1="9.183cm" svg:y1="9.8cm" svg:x2="10.23cm" svg:y2="9.806cm" svg:d="m9183 9800 1047 6" svg:viewBox="0 0 1048 7">
          <text:p/>
        </draw:connector>
        <draw:custom-shape draw:style-name="gr9" draw:text-style-name="P1" draw:layer="layout" svg:width="0.4cm" svg:height="3.3cm" svg:x="13.083cm" svg:y="6.8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 draw:layer="layout" svg:width="2.6cm" svg:height="1.6cm" svg:x="14.283cm" svg:y="7.7cm">
          <text:p><text:span text:style-name="T4">靶标</text:span><text:span text:style-name="T4">-</text:span><text:span text:style-name="T4">适配体</text:span></text:p>
          <text:p><text:span text:style-name="T4">结构构效关系</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cm" svg:height="0.7cm" svg:x="13.583cm" svg:y="8.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7" draw:text-style-name="P1" draw:layer="layout" svg:width="1.2cm" svg:height="0.8cm" draw:transform="rotate (-3.14159265358979) translate (5.883cm 9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3" draw:layer="layout" svg:width="2.4cm" svg:height="1.2cm" svg:x="10.283cm" svg:y="13.2cm">
          <text:p text:style-name="P1"><text:span text:style-name="T2">适配体库的</text:span></text:p>
          <text:p text:style-name="P1"><text:span text:style-name="T2">表征、评价</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4" draw:text-style-name="P3" draw:layer="layout" svg:width="1.9cm" svg:height="2.3cm" svg:x="6.583cm" svg:y="11.8cm">
          <text:p text:style-name="P1"><text:span text:style-name="T2">食源性</text:span></text:p>
          <text:p text:style-name="P1"><text:span text:style-name="T2">致病菌</text:span></text:p>
          <text:p text:style-name="P1"><text:span text:style-name="T2">适配体库</text:span></text:p>
          <draw:enhanced-geometry svg:viewBox="0 0 88 21600" draw:mirror-horizontal="false" draw:mirror-vertical="false" draw:glue-points="44 ?f6 44 0 0 10800 44 21600 88 10800" draw:text-areas="0 ?f6 88 ?f3"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1.9cm" svg:height="1.2cm" svg:x="6.583cm" svg:y="14.5cm">
          <text:p text:style-name="P1"><text:span text:style-name="T2">食源性</text:span></text:p>
          <text:p text:style-name="P1"><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2.8cm" svg:x="8.683cm" svg:y="12.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98cm" svg:height="0.7cm" svg:x="9.103cm" svg:y="13.46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3" draw:layer="layout" svg:width="2.5cm" svg:height="1.3cm" svg:x="9.183cm" svg:y="11.7cm">
          <text:p text:style-name="P1"><text:span text:style-name="T2">上转换荧光</text:span></text:p>
          <text:p text:style-name="P1"><text:span text:style-name="T2">纳米检测</text:span></text:p>
          <draw:enhanced-geometry svg:viewBox="0 0 21600 21600" draw:text-areas="800 800 20800 20800" draw:type="round-rectangular-callout" draw:modifiers="1666.85325869652 30648.4242890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draw:layer="layout" svg:width="0.9cm" svg:height="0.7cm" svg:x="12.783cm" svg:y="13.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0" draw:text-style-name="P5" draw:layer="layout" svg:width="2.6cm" svg:height="1.5cm" svg:x="13.783cm" svg:y="12.9cm">
          <text:p text:style-name="P1"><text:span text:style-name="T3">适配体应用</text:span></text:p>
          <text:p text:style-name="P1"><text:span text:style-name="T3">平台建设</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1.2cm" svg:height="0.8cm" draw:transform="rotate (-3.14159265358979) translate (5.883cm 14.5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1" draw:text-style-name="P1" draw:layer="layout" svg:width="2.3cm" svg:height="3.14cm" svg:x="14.583cm" svg:y="4.3cm">
          <text:p/>
          <draw:enhanced-geometry svg:viewBox="0 0 21600 21600" draw:mirror-vertical="true" draw:text-areas="?f0 0 ?f2 ?f5" draw:type="down-arrow" draw:modifiers="15218.3381088825 3936.332179930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6" draw:layer="layout" svg:width="1.7cm" svg:height="0.81cm" svg:x="15.079cm" svg:y="6.371cm">
          <draw:text-box>
            <text:p><text:span text:style-name="T3">改进</text:span></text:p>
          </draw:text-box>
        </draw:frame>
        <draw:frame draw:style-name="gr22" draw:text-style-name="P6" draw:layer="layout" svg:width="2.5cm" svg:height="0.81cm" svg:x="15.068cm" svg:y="5.864cm">
          <draw:text-box>
            <text:p><text:span text:style-name="T3">反馈、</text:span></text:p>
          </draw:text-box>
        </draw:frame>
        <draw:custom-shape draw:style-name="gr23" draw:text-style-name="P3" draw:layer="layout" svg:width="3.5cm" svg:height="1.5cm" svg:x="13.164cm" svg:y="15.431cm">
          <text:p text:style-name="P1"><text:span text:style-name="T2">新产品、装备研发</text:span></text:p>
          <draw:enhanced-geometry svg:viewBox="0 0 21600 21600" draw:type="rectangle" draw:enhanced-path="M 0 0 L 21600 0 21600 21600 0 21600 0 0 Z N"/>
        </draw:custom-shape>
        <draw:custom-shape draw:style-name="gr6" draw:text-style-name="P1" draw:layer="layout" svg:width="0.7cm" svg:height="0.7cm" svg:x="14.683cm" svg:y="14.6cm">
          <text:p/>
          <draw:enhanced-geometry svg:viewBox="0 0 21600 21600" draw:text-areas="?f0 0 ?f2 ?f5" draw:type="down-arrow" draw:modifiers="14297.2895863053 5854.493580599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2cm" svg:height="2.2cm" svg:x="1.683cm" svg:y="1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c0c0c0" draw:end-color="#ffffff" draw:start-intensity="100%" draw:end-intensity="100%" draw:angle="0" draw:border="0%"/>
    <draw:gradient draw:name="Gradient_20_7" draw:display-name="Gradient 7" draw:style="linear" draw:start-color="#00dcff" draw:end-color="#ffffff" draw:start-intensity="100%" draw:end-intensity="100%" draw:angle="450" draw:border="0%"/>
    <draw:gradient draw:name="Gradient_20_9" draw:display-name="Gradient 9" draw:style="linear" draw:start-color="#00dcff" draw:end-color="#ccffff" draw:start-intensity="100%" draw:end-intensity="100%" draw:angle="0" draw:border="0%"/>
    <draw:opacity draw:name="Transparency_20_2" draw:display-name="Transparency 2" draw:style="linear" draw:start="100%" draw:end="0%" draw:angle="2700" draw:border="0%"/>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微软雅黑" style:font-family-generic="roman" style:font-pitch="variable" fo:font-size="24pt" fo:language="en" fo:country="US" style:font-family-asian="微软雅黑"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样式" style:family="graphic">
      <style:paragraph-properties style:text-autospace="none"/>
      <style:text-properties style:use-window-font-color="true" fo:language="en" fo:country="US" style:font-family-asian="FreeSans" style:font-family-generic-asian="swiss" style:font-pitch-asian="variable" style:font-size-asian="12pt" style:language-asian="hi" style:country-asian="IN"/>
    </style:style>
    <style:style style:name="强调" style:family="graphic">
      <style:paragraph-properties style:text-autospace="none"/>
      <style:text-properties fo:font-weight="bold" style:font-weight-asian="bold" style:font-weight-complex="bold"/>
    </style:style>
    <style:style style:name="普通_28_网站_29_" style:display-name="普通(网站)" style:family="graphic">
      <style:paragraph-properties fo:margin-top="0.871cm" fo:margin-bottom="0.871cm" fo:text-align="start" style:text-autospace="none"/>
      <style:text-properties fo:font-family="??, SimSun" style:font-pitch="variable" fo:font-size="12pt" style:letter-kerning="true" style:font-family-asian="??, SimSun" style:font-pitch-asian="variable" style:language-asian="ar" style:country-asian="SA"/>
    </style:style>
    <style:style style:name="预格式化的正文" style:family="graphic">
      <style:paragraph-properties fo:margin-top="0cm" fo:margin-bottom="0cm" style:text-autospace="none"/>
      <style:text-properties fo:font-family="????" style:font-family-generic="modern" style:font-pitch="fixed" fo:font-size="10pt" style:font-family-asian="FreeSans" style:font-family-generic-asian="modern" style:font-pitch-asian="fixed" style:font-size-asian="10pt"/>
    </style:style>
    <style:style style:name="目录" style:family="graphic">
      <style:paragraph-properties style:text-autospace="none"/>
      <style:text-properties style:font-family-asian="FreeSans" style:font-family-generic-asian="swiss"/>
    </style:style>
    <style:style style:name="题注"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列表" style:family="graphic">
      <style:paragraph-properties fo:margin-top="0cm" fo:margin-bottom="0.374cm" style:text-autospace="none"/>
      <style:text-properties style:font-family-asian="FreeSans" style:font-family-generic-asian="swis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文泉驿微米黑" style:font-family-generic="roman" style:font-pitch="variable" fo:font-size="18pt" style:letter-kerning="true" style:font-family-asian="微软雅黑"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7.6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09T15:50:21</meta:creation-date>
    <dc:date>2013-03-11T22:07:06</dc:date>
    <meta:editing-duration>PT4H34M6S</meta:editing-duration>
    <meta:editing-cycles>24</meta:editing-cycles>
    <meta:generator>LibreOffice/4.0.1.2$Linux_X86_64 LibreOffice_project/84102822e3d61eb989ddd325abf1ac077904985</meta:generator>
    <meta:document-statistic meta:object-count="49"/>
  </office:meta>
</office:document-meta>
</file>